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c1e8b" officeooo:paragraph-rsid="000c1e8b"/>
    </style:style>
    <style:style style:name="T1" style:family="text">
      <style:text-properties fo:color="#941edf" style:font-name="Monospaced.plain" fo:font-size="12pt" style:font-size-asian="12pt"/>
    </style:style>
    <style:style style:name="T2" style:family="text">
      <style:text-properties fo:color="#000000" style:font-name="Monospaced.plain" fo:font-size="12pt" style:font-size-asian="12pt"/>
    </style:style>
    <style:style style:name="T3" style:family="text">
      <style:text-properties fo:color="#00cb00" style:font-name="Monospaced.plai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ublic</text:span><text:span text:style-name="T2"> </text:span><text:span text:style-name="T1">interface</text:span><text:span text:style-name="T2"> ListInterface</text:span><text:line-break/><text:span text:style-name="T2">{</text:span><text:line-break/><text:span text:style-name="T2"> <text:s text:c="2"/></text:span><text:span text:style-name="T1">public</text:span><text:span text:style-name="T2"> </text:span><text:span text:style-name="T1">int</text:span><text:span text:style-name="T2"> getSize();</text:span><text:line-break/><text:span text:style-name="T2"> <text:s text:c="2"/></text:span><text:span text:style-name="T1">public</text:span><text:span text:style-name="T2"> </text:span><text:span text:style-name="T1">boolean</text:span><text:span text:style-name="T2"> isEmpty();</text:span><text:line-break/><text:span text:style-name="T2"> <text:s text:c="2"/></text:span><text:span text:style-name="T1">public</text:span><text:span text:style-name="T2"> </text:span><text:span text:style-name="T1">void</text:span><text:span text:style-name="T2"> addNode(Object newItem);</text:span><text:line-break/><text:span text:style-name="T2"> <text:s text:c="2"/></text:span><text:span text:style-name="T1">public</text:span><text:span text:style-name="T2"> </text:span><text:span text:style-name="T1">void</text:span><text:span text:style-name="T2"> addNode(</text:span><text:span text:style-name="T1">int</text:span><text:span text:style-name="T2"> index, Object newItem);</text:span><text:line-break/><text:span text:style-name="T2"> <text:s text:c="2"/></text:span><text:span text:style-name="T1">public</text:span><text:span text:style-name="T2"> </text:span><text:span text:style-name="T1">void</text:span><text:span text:style-name="T2"> removeNode(</text:span><text:span text:style-name="T1">int</text:span><text:span text:style-name="T2"> index);</text:span><text:line-break/><text:span text:style-name="T2"> <text:s text:c="2"/></text:span><text:span text:style-name="T1">public</text:span><text:span text:style-name="T2"> </text:span><text:span text:style-name="T1">void</text:span><text:span text:style-name="T2"> removeAll();</text:span><text:line-break/><text:span text:style-name="T2"> <text:s text:c="2"/></text:span><text:span text:style-name="T1">public</text:span><text:span text:style-name="T2"> String toString();</text:span><text:line-break/><text:span text:style-name="T2"> <text:s/></text:span><text:line-break/><text:line-break/><text:span text:style-name="T2">}</text:span></text:p>
      <text:p text:style-name="Standard"/>
      <text:p text:style-name="Standard"><text:span text:style-name="T1">public</text:span><text:span text:style-name="T2"> </text:span><text:span text:style-name="T1">class</text:span><text:span text:style-name="T2"> ListReferenceBased </text:span><text:span text:style-name="T1">implements</text:span><text:span text:style-name="T2"> ListInterface</text:span><text:line-break/><text:span text:style-name="T2">{</text:span><text:line-break/><text:span text:style-name="T2"> <text:s text:c="2"/></text:span><text:span text:style-name="T1">private</text:span><text:span text:style-name="T2"> Node head;</text:span><text:line-break/><text:span text:style-name="T2"> <text:s text:c="2"/></text:span><text:span text:style-name="T1">private</text:span><text:span text:style-name="T2"> </text:span><text:span text:style-name="T1">int</text:span><text:span text:style-name="T2"> numItems;</text:span><text:line-break/><text:span text:style-name="T2"> <text:s text:c="2"/></text:span><text:line-break/><text:span text:style-name="T2"> <text:s text:c="2"/></text:span><text:span text:style-name="T1">public</text:span><text:span text:style-name="T2"> ListReferenceBased()</text:span><text:line-break/><text:span text:style-name="T2"> <text:s text:c="2"/>{</text:span><text:line-break/><text:span text:style-name="T2"> <text:s text:c="5"/>head = </text:span><text:span text:style-name="T1">null</text:span><text:span text:style-name="T2">;</text:span><text:line-break/><text:span text:style-name="T2"> <text:s text:c="5"/>numItems = 0;</text:span><text:line-break/><text:span text:style-name="T2"> <text:s text:c="2"/>}</text:span><text:line-break/><text:span text:style-name="T2"> <text:s text:c="2"/></text:span><text:line-break/><text:span text:style-name="T2"> <text:s text:c="2"/>@Override</text:span><text:line-break/><text:span text:style-name="T2"> <text:s text:c="2"/></text:span><text:span text:style-name="T1">public</text:span><text:span text:style-name="T2"> </text:span><text:span text:style-name="T1">boolean</text:span><text:span text:style-name="T2"> isEmpty()</text:span><text:line-break/><text:span text:style-name="T2"> <text:s text:c="2"/>{</text:span><text:line-break/><text:span text:style-name="T2"> <text:s text:c="5"/></text:span><text:span text:style-name="T1">return</text:span><text:span text:style-name="T2"> numItems == 0;</text:span><text:line-break/><text:span text:style-name="T2"> <text:s text:c="2"/>}</text:span><text:line-break/><text:span text:style-name="T2"> <text:s/></text:span><text:line-break/><text:span text:style-name="T2"> <text:s text:c="2"/>@Override</text:span><text:line-break/><text:span text:style-name="T2"> <text:s text:c="2"/></text:span><text:span text:style-name="T1">public</text:span><text:span text:style-name="T2"> </text:span><text:span text:style-name="T1">int</text:span><text:span text:style-name="T2"> getSize()</text:span><text:line-break/><text:span text:style-name="T2"> <text:s text:c="2"/>{</text:span><text:line-break/><text:span text:style-name="T2"> <text:s text:c="5"/></text:span><text:span text:style-name="T1">return</text:span><text:span text:style-name="T2"> numItems;</text:span><text:line-break/><text:span text:style-name="T2"> <text:s text:c="2"/>}</text:span><text:line-break/><text:span text:style-name="T2"> <text:s text:c="2"/></text:span><text:line-break/><text:span text:style-name="T2"> <text:s/>@Override</text:span><text:line-break/><text:span text:style-name="T2"> <text:s text:c="2"/></text:span><text:span text:style-name="T1">public</text:span><text:span text:style-name="T2"> </text:span><text:span text:style-name="T1">void</text:span><text:span text:style-name="T2"> addNode(Object newItem)</text:span><text:line-break/><text:span text:style-name="T2"> <text:s text:c="2"/>{</text:span><text:line-break/><text:span text:style-name="T2"> <text:s text:c="5"/>Node newNode = </text:span><text:span text:style-name="T1">new</text:span><text:span text:style-name="T2"> Node(newItem);</text:span><text:line-break/><text:span text:style-name="T2"> <text:s text:c="5"/>Node curr;</text:span><text:line-break/><text:span text:style-name="T2"> <text:s text:c="5"/></text:span><text:line-break/><text:span text:style-name="T2"> <text:s text:c="5"/></text:span><text:span text:style-name="T1">if</text:span><text:span text:style-name="T2">(isEmpty())</text:span><text:line-break/><text:soft-page-break/><text:span text:style-name="T2"> <text:s text:c="5"/>{</text:span><text:line-break/><text:span text:style-name="T2"> <text:s text:c="8"/></text:span><text:span text:style-name="T1">this</text:span><text:span text:style-name="T2">.head = newNode;</text:span><text:line-break/><text:span text:style-name="T2"> <text:s text:c="5"/>}</text:span><text:line-break/><text:span text:style-name="T2"> <text:s text:c="5"/></text:span><text:span text:style-name="T1">else</text:span><text:line-break/><text:span text:style-name="T2"> <text:s text:c="5"/>{</text:span><text:line-break/><text:span text:style-name="T2"> <text:s text:c="8"/></text:span><text:span text:style-name="T1">for</text:span><text:span text:style-name="T2">(curr = head;</text:span><text:line-break/><text:span text:style-name="T2"> <text:s text:c="12"/>curr.getNext() != </text:span><text:span text:style-name="T1">null</text:span><text:span text:style-name="T2">;</text:span><text:line-break/><text:span text:style-name="T2"> <text:s text:c="12"/>curr = curr.getNext());</text:span><text:line-break/><text:span text:style-name="T2"> <text:s text:c="8"/>curr.setNext(newNode);</text:span><text:line-break/><text:span text:style-name="T2"> <text:s text:c="5"/>}</text:span><text:line-break/><text:span text:style-name="T2"> <text:s text:c="5"/>numItems++;</text:span><text:line-break/><text:span text:style-name="T2"> <text:s text:c="2"/>}</text:span><text:line-break/><text:span text:style-name="T2"> <text:s text:c="2"/></text:span><text:line-break/><text:span text:style-name="T2"> <text:s text:c="2"/>@Override</text:span><text:line-break/><text:span text:style-name="T2"> <text:s text:c="2"/></text:span><text:span text:style-name="T1">public</text:span><text:span text:style-name="T2"> </text:span><text:span text:style-name="T1">void</text:span><text:span text:style-name="T2"> addNode(</text:span><text:span text:style-name="T1">int</text:span><text:span text:style-name="T2"> index, Object newItem)</text:span><text:line-break/><text:span text:style-name="T2"> <text:s text:c="2"/>{</text:span><text:line-break/><text:span text:style-name="T2"> <text:s text:c="5"/>Node newNode = </text:span><text:span text:style-name="T1">new</text:span><text:span text:style-name="T2"> Node(newItem);</text:span><text:line-break/><text:span text:style-name="T2"> <text:s text:c="5"/>Node prev;</text:span><text:line-break/><text:span text:style-name="T2"> <text:s text:c="5"/></text:span><text:line-break/><text:span text:style-name="T2"> <text:s text:c="5"/></text:span><text:span text:style-name="T1">if</text:span><text:span text:style-name="T2">(index == 1)</text:span><text:line-break/><text:span text:style-name="T2"> <text:s text:c="5"/>{</text:span><text:line-break/><text:span text:style-name="T2"> <text:s text:c="8"/>newNode.setNext(head);</text:span><text:line-break/><text:span text:style-name="T2"> <text:s text:c="8"/></text:span><text:span text:style-name="T1">this</text:span><text:span text:style-name="T2">.head = newNode;</text:span><text:line-break/><text:span text:style-name="T2"> <text:s text:c="5"/>}</text:span><text:line-break/><text:span text:style-name="T2"> <text:s text:c="5"/></text:span><text:span text:style-name="T1">else</text:span><text:line-break/><text:span text:style-name="T2"> <text:s text:c="5"/>{</text:span><text:line-break/><text:span text:style-name="T2"> <text:s text:c="8"/>prev = find(index -1);</text:span><text:line-break/><text:span text:style-name="T2"> <text:s text:c="8"/>newNode.setNext(prev.getNext());</text:span><text:line-break/><text:span text:style-name="T2"> <text:s text:c="8"/>prev.setNext(newNode);</text:span><text:line-break/><text:span text:style-name="T2"> <text:s text:c="5"/>}</text:span><text:line-break/><text:span text:style-name="T2"> <text:s text:c="5"/>numItems++;</text:span><text:line-break/><text:span text:style-name="T2"> <text:s text:c="2"/>}</text:span><text:line-break/><text:span text:style-name="T2"> <text:s text:c="2"/></text:span><text:line-break/><text:span text:style-name="T2"> <text:s text:c="2"/>@Override</text:span><text:line-break/><text:span text:style-name="T2"> <text:s text:c="2"/></text:span><text:span text:style-name="T1">public</text:span><text:span text:style-name="T2"> </text:span><text:span text:style-name="T1">void</text:span><text:span text:style-name="T2"> removeNode(</text:span><text:span text:style-name="T1">int</text:span><text:span text:style-name="T2"> index)</text:span><text:line-break/><text:span text:style-name="T2"> <text:s text:c="2"/>{</text:span><text:line-break/><text:span text:style-name="T2"> <text:s text:c="4"/></text:span><text:span text:style-name="T1">if</text:span><text:span text:style-name="T2">(index == 1)</text:span><text:line-break/><text:span text:style-name="T2"> <text:s text:c="5"/>{</text:span><text:line-break/><text:span text:style-name="T2"> <text:s text:c="8"/>head = head.getNext();</text:span><text:line-break/><text:span text:style-name="T2"> <text:s text:c="5"/>}</text:span><text:line-break/><text:span text:style-name="T2"> <text:s text:c="5"/></text:span><text:span text:style-name="T1">else</text:span><text:line-break/><text:span text:style-name="T2"> <text:s text:c="5"/>{</text:span><text:line-break/><text:span text:style-name="T2"> <text:s text:c="8"/>Node prev = find(index -1);</text:span><text:line-break/><text:soft-page-break/><text:span text:style-name="T2"> <text:s text:c="8"/>Node curr = prev.getNext();</text:span><text:line-break/><text:span text:style-name="T2"> <text:s text:c="8"/>prev.setNext(curr.getNext());</text:span><text:line-break/><text:span text:style-name="T2"> <text:s text:c="5"/>}</text:span><text:line-break/><text:span text:style-name="T2"> <text:s text:c="5"/>numItems--;</text:span><text:line-break/><text:span text:style-name="T2"> <text:s text:c="5"/></text:span><text:line-break/><text:span text:style-name="T2"> <text:s/>}</text:span><text:line-break/><text:span text:style-name="T2"> <text:s text:c="2"/></text:span><text:line-break/><text:span text:style-name="T2"> <text:s text:c="2"/>@Override</text:span><text:line-break/><text:span text:style-name="T2"> <text:s text:c="2"/></text:span><text:span text:style-name="T1">public</text:span><text:span text:style-name="T2"> </text:span><text:span text:style-name="T1">void</text:span><text:span text:style-name="T2"> removeAll()</text:span><text:line-break/><text:span text:style-name="T2"> <text:s text:c="2"/>{</text:span><text:line-break/><text:span text:style-name="T2"> <text:s text:c="5"/></text:span><text:span text:style-name="T1">this</text:span><text:span text:style-name="T2">.head = </text:span><text:span text:style-name="T1">null</text:span><text:span text:style-name="T2">;</text:span><text:line-break/><text:span text:style-name="T2"> <text:s text:c="4"/>numItems = 0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rivate</text:span><text:span text:style-name="T2"> Node find(</text:span><text:span text:style-name="T1">int</text:span><text:span text:style-name="T2"> index)</text:span><text:line-break/><text:span text:style-name="T2"> <text:s text:c="2"/>{</text:span><text:line-break/><text:span text:style-name="T2"> <text:s text:c="5"/>Node curr = head;</text:span><text:line-break/><text:span text:style-name="T2"> <text:s text:c="5"/></text:span><text:line-break/><text:span text:style-name="T2"> <text:s text:c="5"/></text:span><text:span text:style-name="T1">for</text:span><text:span text:style-name="T2">(</text:span><text:span text:style-name="T1">int</text:span><text:span text:style-name="T2"> skip = 1; skip &lt; index; skip++)</text:span><text:line-break/><text:span text:style-name="T2"> <text:s text:c="5"/>{</text:span><text:line-break/><text:span text:style-name="T2"> <text:s text:c="8"/>curr = curr.getNext();</text:span><text:line-break/><text:span text:style-name="T2"> <text:s text:c="5"/>}</text:span><text:line-break/><text:span text:style-name="T2"> <text:s text:c="5"/></text:span><text:span text:style-name="T1">return</text:span><text:span text:style-name="T2"> curr;</text:span><text:line-break/><text:span text:style-name="T2"> <text:s text:c="2"/>}</text:span><text:line-break/><text:span text:style-name="T2"> <text:s text:c="2"/></text:span><text:line-break/><text:span text:style-name="T2"> <text:s text:c="2"/>@Override</text:span><text:line-break/><text:span text:style-name="T2"> <text:s text:c="2"/></text:span><text:span text:style-name="T1">public</text:span><text:span text:style-name="T2"> String toString()</text:span><text:line-break/><text:span text:style-name="T2"> <text:s text:c="2"/>{</text:span><text:line-break/><text:span text:style-name="T2"> <text:s text:c="5"/>String result = </text:span><text:span text:style-name="T3">""</text:span><text:span text:style-name="T2">;</text:span><text:line-break/><text:span text:style-name="T2"> <text:s text:c="5"/></text:span><text:line-break/><text:span text:style-name="T2"> <text:s text:c="5"/></text:span><text:span text:style-name="T1">for</text:span><text:span text:style-name="T2">(Node curr = </text:span><text:span text:style-name="T1">this</text:span><text:span text:style-name="T2">.head; curr != </text:span><text:span text:style-name="T1">null</text:span><text:span text:style-name="T2">; curr = curr.getNext())</text:span><text:line-break/><text:span text:style-name="T2"> <text:s text:c="5"/>{</text:span><text:line-break/><text:span text:style-name="T2"> <text:s text:c="8"/>result = result + curr.getItem().toString() + </text:span><text:span text:style-name="T3">"\n"</text:span><text:span text:style-name="T2">;</text:span><text:line-break/><text:span text:style-name="T2"> <text:s text:c="5"/>}</text:span><text:line-break/><text:span text:style-name="T2"> <text:s text:c="5"/></text:span><text:line-break/><text:span text:style-name="T2"> <text:s text:c="5"/></text:span><text:span text:style-name="T1">return</text:span><text:span text:style-name="T2"> result;</text:span><text:line-break/><text:span text:style-name="T2"> <text:s text:c="2"/>}</text:span><text:line-break/><text:span text:style-name="T2">}</text:span></text:p>
      <text:p text:style-name="Standard"/>
      <text:p text:style-name="Standard"><text:span text:style-name="T1">public</text:span><text:span text:style-name="T2"> </text:span><text:span text:style-name="T1">class</text:span><text:span text:style-name="T2"> Node</text:span><text:line-break/><text:span text:style-name="T2">{</text:span><text:line-break/><text:span text:style-name="T2"> <text:s text:c="2"/></text:span><text:span text:style-name="T1">private</text:span><text:span text:style-name="T2"> Object item;</text:span><text:line-break/><text:span text:style-name="T2"> <text:s text:c="2"/></text:span><text:span text:style-name="T1">private</text:span><text:span text:style-name="T2"> Node next;</text:span><text:line-break/><text:soft-page-break/><text:span text:style-name="T2"> <text:s text:c="2"/></text:span><text:line-break/><text:span text:style-name="T2"> <text:s text:c="2"/></text:span><text:span text:style-name="T1">public</text:span><text:span text:style-name="T2"> Node(Object newItem)</text:span><text:line-break/><text:span text:style-name="T2"> <text:s text:c="2"/>{</text:span><text:line-break/><text:span text:style-name="T2"> <text:s text:c="5"/></text:span><text:span text:style-name="T1">this</text:span><text:span text:style-name="T2">.item = newItem;</text:span><text:line-break/><text:span text:style-name="T2"> <text:s text:c="5"/></text:span><text:span text:style-name="T1">this</text:span><text:span text:style-name="T2">.next = </text:span><text:span text:style-name="T1">null</text:span><text:span text:style-name="T2">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ublic</text:span><text:span text:style-name="T2"> Node(Object newItem, Node nextNode)</text:span><text:line-break/><text:span text:style-name="T2"> <text:s text:c="2"/>{</text:span><text:line-break/><text:span text:style-name="T2"> <text:s text:c="5"/></text:span><text:span text:style-name="T1">this</text:span><text:span text:style-name="T2">(newItem);</text:span><text:line-break/><text:span text:style-name="T2"> <text:s text:c="5"/></text:span><text:span text:style-name="T1">this</text:span><text:span text:style-name="T2">.next = nextNode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ublic</text:span><text:span text:style-name="T2"> Object getItem()</text:span><text:line-break/><text:span text:style-name="T2"> <text:s text:c="2"/>{</text:span><text:line-break/><text:span text:style-name="T2"> <text:s text:c="5"/></text:span><text:span text:style-name="T1">return</text:span><text:span text:style-name="T2"> </text:span><text:span text:style-name="T1">this</text:span><text:span text:style-name="T2">.item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ublic</text:span><text:span text:style-name="T2"> </text:span><text:span text:style-name="T1">void</text:span><text:span text:style-name="T2"> setItem(Object newItem)</text:span><text:line-break/><text:span text:style-name="T2"> <text:s text:c="2"/>{</text:span><text:line-break/><text:span text:style-name="T2"> <text:s text:c="5"/></text:span><text:span text:style-name="T1">this</text:span><text:span text:style-name="T2">.item = newItem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ublic</text:span><text:span text:style-name="T2"> Node getNext()</text:span><text:line-break/><text:span text:style-name="T2"> <text:s text:c="2"/>{</text:span><text:line-break/><text:span text:style-name="T2"> <text:s text:c="5"/></text:span><text:span text:style-name="T1">return</text:span><text:span text:style-name="T2"> </text:span><text:span text:style-name="T1">this</text:span><text:span text:style-name="T2">.next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ublic</text:span><text:span text:style-name="T2"> </text:span><text:span text:style-name="T1">void</text:span><text:span text:style-name="T2"> setNext(Node nextNode)</text:span><text:line-break/><text:span text:style-name="T2"> <text:s text:c="2"/>{</text:span><text:line-break/><text:span text:style-name="T2"> <text:s text:c="5"/></text:span><text:span text:style-name="T1">this</text:span><text:span text:style-name="T2">.next = nextNode;</text:span><text:line-break/><text:span text:style-name="T2"> <text:s text:c="2"/>}</text:span><text:line-break/><text:span text:style-name="T2"> <text:s text:c="2"/></text:span><text:line-break/><text:span text:style-name="T2"> <text:s text:c="2"/></text:span><text:span text:style-name="T1">public</text:span><text:span text:style-name="T2"> String toString()</text:span><text:line-break/><text:span text:style-name="T2"> <text:s text:c="2"/>{</text:span><text:line-break/><text:span text:style-name="T2"> <text:s text:c="5"/></text:span><text:span text:style-name="T1">return</text:span><text:span text:style-name="T2"> </text:span><text:span text:style-name="T1">this</text:span><text:span text:style-name="T2">.getItem().toString();</text:span><text:line-break/><text:span text:style-name="T2"> <text:s text:c="2"/>}</text:span><text:line-break/><text:line-break/><text:span text:style-name="T2">}</text:span></text:p>
      <text:p text:style-name="Standard"/>
      <text:p text:style-name="Standard"><text:span text:style-name="T1">public</text:span><text:span text:style-name="T2"> </text:span><text:span text:style-name="T1">class</text:span><text:span text:style-name="T2"> ListTester</text:span><text:line-break/><text:span text:style-name="T2">{</text:span><text:line-break/><text:span text:style-name="T2"> <text:s text:c="2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[] args)</text:span><text:line-break/><text:soft-page-break/><text:span text:style-name="T2"> <text:s text:c="2"/>{</text:span><text:line-break/><text:span text:style-name="T2"> <text:s text:c="5"/>ListReferenceBased myList = </text:span><text:span text:style-name="T1">new</text:span><text:span text:style-name="T2"> ListReferenceBased();</text:span><text:line-break/><text:span text:style-name="T2"> <text:s text:c="5"/></text:span><text:line-break/><text:span text:style-name="T2"> <text:s text:c="5"/></text:span><text:span text:style-name="T1">for</text:span><text:span text:style-name="T2">(</text:span><text:span text:style-name="T1">int</text:span><text:span text:style-name="T2"> i = 1;i &lt; 7; i++)</text:span><text:line-break/><text:span text:style-name="T2"> <text:s text:c="5"/>{</text:span><text:line-break/><text:span text:style-name="T2"> <text:s text:c="8"/></text:span><text:span text:style-name="T1">double</text:span><text:span text:style-name="T2"> temp;</text:span><text:line-break/><text:span text:style-name="T2"> <text:s text:c="8"/>temp = 1.23456 * i;</text:span><text:line-break/><text:span text:style-name="T2"> <text:s text:c="8"/>Double d = </text:span><text:span text:style-name="T1">new</text:span><text:span text:style-name="T2"> Double(temp);</text:span><text:line-break/><text:span text:style-name="T2"> <text:s text:c="8"/>myList.addNode(d);</text:span><text:line-break/><text:span text:style-name="T2"> <text:s text:c="5"/>}</text:span><text:line-break/><text:span text:style-name="T2"> <text:s text:c="5"/></text:span><text:line-break/><text:span text:style-name="T2"> <text:s text:c="5"/>System.out.println(myList);</text:span><text:line-break/><text:span text:style-name="T2"> <text:s text:c="5"/></text:span><text:line-break/><text:span text:style-name="T2"> <text:s text:c="5"/>myList.removeNode(1);</text:span><text:line-break/><text:span text:style-name="T2"> <text:s text:c="5"/>System.out.println(myList);</text:span><text:line-break/><text:span text:style-name="T2"> <text:s text:c="5"/></text:span><text:line-break/><text:span text:style-name="T2"> <text:s text:c="5"/>Double d = </text:span><text:span text:style-name="T1">new</text:span><text:span text:style-name="T2"> Double(99.0);</text:span><text:line-break/><text:span text:style-name="T2"> <text:s text:c="5"/>myList.addNode(1, d);</text:span><text:line-break/><text:span text:style-name="T2"> <text:s text:c="5"/>System.out.println(myList);</text:span><text:line-break/><text:span text:style-name="T2"> <text:s text:c="5"/></text:span><text:line-break/><text:span text:style-name="T2"> <text:s text:c="5"/>myList.addNode(2, </text:span><text:span text:style-name="T1">new</text:span><text:span text:style-name="T2"> Double(68));</text:span><text:line-break/><text:span text:style-name="T2"> <text:s text:c="5"/>System.out.println(myList);</text:span><text:line-break/><text:span text:style-name="T2"> <text:s text:c="2"/>}</text:span><text:line-break/><text:line-break/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1e8b" officeooo:paragraph-rsid="000c1e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Lab 11</text:p>
        <text:p text:style-name="MP1">CSCD 211</text:p>
        <text:p text:style-name="MP1">5/18/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2:26:12.442785123</meta:creation-date>
    <dc:date>2014-05-18T12:28:39.595673887</dc:date>
    <meta:editing-duration>P0D</meta:editing-duration>
    <meta:editing-cycles>1</meta:editing-cycles>
    <meta:document-statistic meta:table-count="0" meta:image-count="0" meta:object-count="0" meta:page-count="5" meta:paragraph-count="8" meta:word-count="373" meta:character-count="3520" meta:non-whitespace-character-count="2247"/>
    <meta:generator>LibreOffice/4.1.3.2$Linux_X86_64 LibreOffice_project/410m0$Build-2</meta:generator>
  </office:meta>
</office:document-meta>
</file>